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Oswald" svg:font-family="Oswald" style:font-family-generic="roman" style:font-pitch="variable"/>
    <style:font-face style:name="Oswald1" svg:font-family="Oswald" style:font-family-generic="system" style:font-pitch="variable"/>
  </office:font-face-decls>
  <office:automatic-styles>
    <style:style style:name="P1" style:family="paragraph" style:parent-style-name="Standard">
      <loext:graphic-properties draw:fill="solid" draw:fill-color="#ffffff"/>
      <style:paragraph-properties fo:margin-top="0cm" fo:margin-bottom="0.423cm" style:contextual-spacing="false" fo:line-height="150%" fo:background-color="#ffffff"/>
    </style:style>
    <style:style style:name="P2" style:family="paragraph" style:parent-style-name="Heading_20_1" style:master-page-name="Standard">
      <loext:graphic-properties draw:fill="solid" draw:fill-color="#ffffff"/>
      <style:paragraph-properties fo:margin-top="0cm" fo:margin-bottom="0cm" style:contextual-spacing="false" fo:line-height="130%" fo:text-align="center" style:justify-single-word="false" fo:keep-together="auto" style:page-number="1" fo:background-color="#ffffff" fo:keep-with-next="auto"/>
      <style:text-properties fo:color="#303235" loext:opacity="100%" style:font-name="Oswald" fo:font-size="22.5pt" style:font-name-asian="Oswald1" style:font-size-asian="22.5pt" style:font-name-complex="Oswald1" style:font-size-complex="22.5pt"/>
    </style:style>
    <style:style style:name="P3" style:family="paragraph" style:parent-style-name="Heading_20_1">
      <loext:graphic-properties draw:fill="solid" draw:fill-color="#ffffff"/>
      <style:paragraph-properties fo:margin-top="0.635cm" fo:margin-bottom="0.423cm" style:contextual-spacing="false" fo:line-height="125%" fo:keep-together="auto" fo:background-color="#ffffff" fo:padding-left="0cm" fo:padding-right="0cm" fo:padding-top="0cm" fo:padding-bottom="0.247cm" fo:border="none" fo:keep-with-next="auto"/>
      <style:text-properties fo:color="#303235" loext:opacity="100%" fo:font-size="24.5pt" fo:font-weight="bold" style:font-size-asian="24.5pt" style:font-weight-asian="bold" style:font-size-complex="24.5pt"/>
    </style:style>
    <style:style style:name="P4" style:family="paragraph" style:parent-style-name="Heading_20_2">
      <loext:graphic-properties draw:fill="solid" draw:fill-color="#ffffff"/>
      <style:paragraph-properties fo:margin-top="0.635cm" fo:margin-bottom="0.423cm" style:contextual-spacing="false" fo:line-height="125%" fo:keep-together="auto" fo:background-color="#ffffff" fo:padding-left="0cm" fo:padding-right="0cm" fo:padding-top="0cm" fo:padding-bottom="0.176cm" fo:border="none" fo:keep-with-next="auto"/>
      <style:text-properties fo:color="#303235" loext:opacity="100%" fo:font-size="18.5pt" fo:font-weight="bold" style:font-size-asian="18.5pt" style:font-weight-asian="bold" style:font-size-complex="18.5pt"/>
    </style:style>
    <style:style style:name="P5" style:family="paragraph" style:parent-style-name="Standard">
      <loext:graphic-properties draw:fill="solid" draw:fill-color="#ffffff"/>
      <style:paragraph-properties fo:margin-top="0cm" fo:margin-bottom="0.423cm" style:contextual-spacing="false" fo:line-height="150%" fo:background-color="#ffffff"/>
      <style:text-properties fo:color="#303235" loext:opacity="100%" fo:font-size="12.5pt" style:font-size-asian="12.5pt" style:font-size-complex="12.5pt"/>
    </style:style>
    <style:style style:name="P6" style:family="paragraph" style:parent-style-name="Standard">
      <loext:graphic-properties draw:fill="solid" draw:fill-color="#ffffff"/>
      <style:paragraph-properties fo:line-height="150%" fo:background-color="#ffffff"/>
      <style:text-properties fo:color="#303235" loext:opacity="100%" fo:font-size="12.5pt" style:font-size-asian="12.5pt" style:font-size-complex="12.5pt"/>
    </style:style>
    <style:style style:name="P7" style:family="paragraph" style:parent-style-name="Standard" style:list-style-name="WWNum2">
      <style:paragraph-properties fo:margin-left="1.27cm" fo:margin-right="0cm" fo:margin-top="0.106cm" fo:margin-bottom="0cm" style:contextual-spacing="false" fo:line-height="100%" fo:text-indent="-0.635cm" style:auto-text-indent="false"/>
      <style:text-properties fo:color="#303235" loext:opacity="100%" fo:font-size="12.5pt" style:font-size-asian="12.5pt" style:font-size-complex="12.5pt"/>
    </style:style>
    <style:style style:name="P8" style:family="paragraph" style:parent-style-name="Standard" style:list-style-name="WWNum2">
      <style:paragraph-properties fo:margin-left="1.27cm" fo:margin-right="0cm" fo:margin-top="0cm" fo:margin-bottom="0cm" style:contextual-spacing="false" fo:line-height="100%" fo:text-indent="-0.635cm" style:auto-text-indent="false"/>
      <style:text-properties fo:color="#303235" loext:opacity="100%" fo:font-size="12.5pt" style:font-size-asian="12.5pt" style:font-size-complex="12.5pt"/>
    </style:style>
    <style:style style:name="P9" style:family="paragraph" style:parent-style-name="Standard" style:list-style-name="WWNum2">
      <style:paragraph-properties fo:margin-left="1.27cm" fo:margin-right="0cm" fo:margin-top="0cm" fo:margin-bottom="0.423cm" style:contextual-spacing="false" fo:line-height="100%" fo:text-indent="-0.635cm" style:auto-text-indent="false"/>
      <style:text-properties fo:color="#303235" loext:opacity="100%" fo:font-size="12.5pt" style:font-size-asian="12.5pt" style:font-size-complex="12.5pt"/>
    </style:style>
    <style:style style:name="P10" style:family="paragraph" style:parent-style-name="Standard" style:list-style-name="WWNum3">
      <style:paragraph-properties fo:margin-left="1.27cm" fo:margin-right="0cm" fo:margin-top="0.106cm" fo:margin-bottom="0cm" style:contextual-spacing="false" fo:line-height="100%" fo:text-indent="-0.635cm" style:auto-text-indent="false"/>
      <style:text-properties fo:color="#303235" loext:opacity="100%" fo:font-size="12.5pt" style:font-size-asian="12.5pt" style:font-size-complex="12.5pt"/>
    </style:style>
    <style:style style:name="P11" style:family="paragraph" style:parent-style-name="Standard" style:list-style-name="WWNum3">
      <style:paragraph-properties fo:margin-left="1.27cm" fo:margin-right="0cm" fo:margin-top="0cm" fo:margin-bottom="0cm" style:contextual-spacing="false" fo:line-height="100%" fo:text-indent="-0.635cm" style:auto-text-indent="false"/>
      <style:text-properties fo:color="#303235" loext:opacity="100%" fo:font-size="12.5pt" style:font-size-asian="12.5pt" style:font-size-complex="12.5pt"/>
    </style:style>
    <style:style style:name="P12" style:family="paragraph" style:parent-style-name="Standard" style:list-style-name="WWNum3">
      <style:paragraph-properties fo:margin-left="1.27cm" fo:margin-right="0cm" fo:margin-top="0cm" fo:margin-bottom="0.423cm" style:contextual-spacing="false" fo:line-height="100%" fo:text-indent="-0.635cm" style:auto-text-indent="false"/>
      <style:text-properties fo:color="#303235" loext:opacity="100%" fo:font-size="12.5pt" style:font-size-asian="12.5pt" style:font-size-complex="12.5pt"/>
    </style:style>
    <style:style style:name="P13" style:family="paragraph" style:parent-style-name="Standard" style:list-style-name="WWNum1">
      <style:paragraph-properties fo:margin-left="1.27cm" fo:margin-right="0cm" fo:margin-top="0.106cm" fo:margin-bottom="0cm" style:contextual-spacing="false" fo:line-height="100%" fo:text-indent="-0.635cm" style:auto-text-indent="false"/>
      <style:text-properties fo:color="#303235" loext:opacity="100%" fo:font-size="12.5pt" style:font-size-asian="12.5pt" style:font-size-complex="12.5pt"/>
    </style:style>
    <style:style style:name="P14" style:family="paragraph" style:parent-style-name="Standard" style:list-style-name="WWNum1">
      <style:paragraph-properties fo:margin-left="1.27cm" fo:margin-right="0cm" fo:margin-top="0cm" fo:margin-bottom="0cm" style:contextual-spacing="false" fo:line-height="100%" fo:text-indent="-0.635cm" style:auto-text-indent="false"/>
      <style:text-properties fo:color="#303235" loext:opacity="100%" fo:font-size="12.5pt" style:font-size-asian="12.5pt" style:font-size-complex="12.5pt"/>
    </style:style>
    <style:style style:name="P15" style:family="paragraph" style:parent-style-name="Standard" style:list-style-name="WWNum1">
      <style:paragraph-properties fo:margin-left="1.27cm" fo:margin-right="0cm" fo:margin-top="0cm" fo:margin-bottom="0.423cm" style:contextual-spacing="false" fo:line-height="100%" fo:text-indent="-0.635cm" style:auto-text-indent="false"/>
      <style:text-properties fo:color="#303235" loext:opacity="100%" fo:font-size="12.5pt" style:font-size-asian="12.5pt" style:font-size-complex="12.5pt"/>
    </style:style>
    <style:style style:name="P16" style:family="paragraph" style:parent-style-name="Standard" style:list-style-name="WWNum2">
      <style:paragraph-properties fo:margin-left="1.27cm" fo:margin-right="0cm" fo:margin-top="0cm" fo:margin-bottom="0cm" style:contextual-spacing="false" fo:line-height="100%" fo:text-indent="-0.635cm" style:auto-text-indent="false"/>
    </style:style>
    <style:style style:name="P17" style:family="paragraph" style:parent-style-name="Standard" style:list-style-name="WWNum3">
      <style:paragraph-properties fo:margin-left="1.27cm" fo:margin-right="0cm" fo:margin-top="0cm" fo:margin-bottom="0cm" style:contextual-spacing="false" fo:line-height="100%" fo:text-indent="-0.635cm" style:auto-text-indent="false"/>
    </style:style>
    <style:style style:name="T1" style:family="text">
      <style:text-properties fo:color="#303235" loext:opacity="100%" fo:font-size="12.5pt" style:font-size-asian="12.5pt" style:font-size-complex="12.5pt"/>
    </style:style>
    <style:style style:name="T2" style:family="text">
      <style:text-properties fo:color="#303235" loext:opacity="100%" fo:font-size="12.5pt" officeooo:rsid="000f45ab" style:font-size-asian="12.5pt" style:font-size-complex="12.5pt"/>
    </style:style>
    <style:style style:name="T3" style:family="text">
      <style:text-properties fo:color="#303235" loext:opacity="100%" fo:font-size="12.5pt" fo:font-style="italic" fo:font-weight="bold" style:font-size-asian="12.5pt" style:font-style-asian="italic" style:font-weight-asian="bold" style:font-size-complex="12.5pt"/>
    </style:style>
    <style:style style:name="T4" style:family="text">
      <style:text-properties fo:color="#303235" loext:opacity="100%" fo:font-size="12.5pt" fo:font-style="italic" fo:font-weight="bold" officeooo:rsid="000f45ab" style:font-size-asian="12.5pt" style:font-style-asian="italic" style:font-weight-asian="bold" style:font-size-complex="12.5pt"/>
    </style:style>
    <style:style style:name="T5" style:family="text">
      <style:text-properties fo:color="#303235" loext:opacity="100%" fo:font-size="12.5pt" fo:font-style="italic" fo:font-weight="normal" officeooo:rsid="000f45ab" style:font-size-asian="12.5pt" style:font-style-asian="italic" style:font-weight-asian="normal" style:font-size-complex="12.5pt" style:font-weight-complex="normal"/>
    </style:style>
    <style:style style:name="T6" style:family="text">
      <style:text-properties fo:color="#303235" loext:opacity="100%" fo:font-size="12.5pt" fo:font-style="italic" fo:font-weight="normal" officeooo:rsid="000f45ab" style:font-size-asian="12.5pt" style:font-style-asian="italic" style:font-weight-asian="normal" style:font-size-complex="12.5pt" style:font-style-complex="italic" style:font-weight-complex="normal"/>
    </style:style>
    <style:style style:name="T7" style:family="text">
      <style:text-properties fo:color="#303235" loext:opacity="100%" fo:font-size="12.5pt" fo:font-style="italic" style:font-size-asian="12.5pt" style:font-style-asian="italic" style:font-size-complex="12.5pt" style:font-style-complex="italic"/>
    </style:style>
    <style:style style:name="T8" style:family="text">
      <style:text-properties fo:color="#303235" loext:opacity="100%" fo:font-size="12.5pt" fo:font-style="normal" style:font-size-asian="12.5pt" style:font-style-asian="normal" style:font-size-complex="12.5pt" style:font-style-complex="normal"/>
    </style:style>
    <style:style style:name="T9" style:family="text">
      <style:text-properties fo:color="#303235" loext:opacity="100%" fo:font-size="12.5pt" fo:font-style="normal" fo:font-weight="normal" officeooo:rsid="000f45ab" style:font-size-asian="12.5pt" style:font-style-asian="normal" style:font-weight-asian="normal" style:font-size-complex="12.5pt" style:font-style-complex="normal" style:font-weight-complex="normal"/>
    </style:style>
    <style:style style:name="T10" style:family="text">
      <style:text-properties fo:color="#17925a" loext:opacity="100%" fo:font-size="12.5pt" style:text-underline-style="solid" style:text-underline-width="auto" style:text-underline-color="font-color" style:font-size-asian="12.5pt" style:font-size-complex="12.5pt"/>
    </style:style>
    <style:style style:name="T11" style:family="text">
      <style:text-properties fo:color="#17925a" loext:opacity="100%" fo:font-size="12.5pt" style:font-size-asian="12.5pt" style:font-size-complex="12.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_mwndo8c2taxi"/>Politique de confidentialité</text:p>
      <text:p text:style-name="Standard"/>
      <text:p text:style-name="P1"><text:span text:style-name="T1">La présente Politique de protection des données à caractère personnel a pour objectif de définir les principes et lignes directrices mis en œuvre par le Collectif Étudiant pour la Transition des Établissements Supérieurs Toulousains en matière de traitement des données à caractère personnel des utilisateurs du site internet </text:span><text:span text:style-name="T3">https://</text:span><text:span text:style-name="T4">e</text:span><text:span text:style-name="T3">tudiants-en-transition.fr</text:span><text:span text:style-name="T1"> (ci-après « le Site »).</text:span></text:p>
      <text:p text:style-name="P5">La notion de « données à caractère personnel » ou « données personnelles » correspond à la définition donnée par l’article 4 du Règlement Général de l’Union Européenne sur la protection des Données (RGPD 2016/679) c’est-à-dire à toute information susceptible de permettre l’identification d’une personne physique de manière directe ou indirecte : nom, prénom, adresse IP, adresse email, etc</text:p>
      <text:p text:style-name="P5">Le Collectif Étudiant pour la Transition des Établissements Supérieurs Toulousains affirme son attachement au respect des lois et règlements applicables en matière de protection des données personnelles et s’engage à préserver leur sécurité, leur confidentialité et leur intégrité ainsi qu’à garantir une transparence maximale sur le traitement de ces données.</text:p>
      <text:p text:style-name="P5">Le Collectif Étudiant pour la Transition des Établissements Supérieurs Toulousains s’engage formellement à ne vendre, louer, échanger ou céder à titre gratuit aucune information personnelle.</text:p>
      <text:p text:style-name="P1"><text:span text:style-name="T1">Pour toute information sur la protection des données personnelles, vous pouvez également consulter le site de la Commission Informatique et Liberté </text:span><text:a xlink:type="simple" xlink:href="http://www.cnil.fr/" text:style-name="ListLabel_20_28" text:visited-style-name="ListLabel_20_28"><text:span text:style-name="T10">www.cnil.fr</text:span></text:a><text:span text:style-name="T1">.</text:span></text:p>
      <text:p text:style-name="P3"><text:bookmark text:name="_g6rmqurd4zbc"/>1. Responsables de traitement</text:p>
      <text:p text:style-name="P5">Le responsable de traitement est la personne morale ou physique qui détermine les finalités et les moyens d'un traitement, c'est-à-dire l'objectif et la façon de le réaliser.</text:p>
      <text:p text:style-name="P1"><text:soft-page-break/><text:span text:style-name="T1">Pour le Collectif Étudiant pour la Transition des Établissements Supérieurs Toulousains c’est Aurel LASHERMES, né à Montpellier le 27/04/2001, résident au 7 rue des aubes, 34270, Vacquières, <text:s/>qui agit en tant que responsable de traitement des données personnelles collectées sur le Site. </text:span></text:p>
      <text:p text:style-name="P3"><text:bookmark text:name="_h9v3jhl3qsr2"/>2. Données collectées</text:p>
      <text:p text:style-name="P5">Les données collectées diffèrent en fonction de la finalité des traitements associés.</text:p>
      <text:list xml:id="list2732373301" text:style-name="WWNum2">
        <text:list-item>
          <text:p text:style-name="P7">Formulaire de contact<text:line-break/>Nous collectons vos nom, prénom, établissement, fonction et adresse mail.</text:p>
        </text:list-item>
        <text:list-item>
          <text:p text:style-name="P8">Candidature bénévole durant la signature de l’appel<text:line-break/>Nous collectons vos nom, prénom, établissement, fonction et adresse mail.</text:p>
        </text:list-item>
        <text:list-item>
          <text:p text:style-name="P16"><text:span text:style-name="T1">Signature de l'Appel sur</text:span><text:span text:style-name="T8"> </text:span><text:span text:style-name="T9">le Site</text:span><text:span text:style-name="T1"><text:line-break/>Nous collectons vos nom, prénom, établissement, fonction et adresse mail.</text:span></text:p>
        </text:list-item>
        <text:list-item>
          <text:p text:style-name="P9">Les données de connexion (adresse IP, date / heure, type de navigateur, URL consultée) au Site sont collectées indirectement.</text:p>
        </text:list-item>
      </text:list>
      <text:p text:style-name="P3"><text:bookmark text:name="_uo72k4vn4rx4"/>3. Utilisation des données collectées</text:p>
      <text:p text:style-name="P5">Les données collectées sont utilisées pour des finalités différentes :</text:p>
      <text:list xml:id="list3941808500" text:style-name="WWNum3">
        <text:list-item>
          <text:p text:style-name="P10">Formulaires de contacts : les données collectées via le formulaire de contact sont utilisées pour le traitement de votre demande et pour la réalisation de statistiques.</text:p>
        </text:list-item>
        <text:list-item>
          <text:p text:style-name="P11">Formulaires de candidature bénévole durant la signature de l’appel : les données collectées via le formulaire sont utilisées pour le suivi de votre candidature, pour la réalisation de statistiques, pour trier les adresses mails et vous recontacter à la suite de votre candidature. </text:p>
        </text:list-item>
        <text:list-item>
          <text:p text:style-name="P17"><text:span text:style-name="T1">Signature de l'Appel sur </text:span><text:span text:style-name="T2">le Site</text:span><text:span text:style-name="T1"> : L'adresse mail est utilisée pour vous contacter afin de confirmer votre signature en prouvant que cette adresse vous appartient ainsi que pour éviter que d'autres signatures puissent être faites avec la même adresse. Le nom et le prénom sont utilisés pour afficher le prénom et les deux premières lettres du nom sur la liste des signataires. L’établissement et la fonction sont utilisés pour la création de statistiques.</text:span></text:p>
        </text:list-item>
        <text:list-item>
          <text:p text:style-name="P12">Données de connexion : les données de connexion sont utilisées afin de garantir la sécurité et la traçabilité notamment dans le but de protéger les données personnelles ou de détecter d’éventuelles fuites les concernant. Ces données sont également utilisées à des fins de statistiques de consultation et <text:soft-page-break/>de visite du Site.</text:p>
        </text:list-item>
      </text:list>
      <text:p text:style-name="P3"><text:bookmark text:name="_vb65xm2l7o6l"/>4. Destinataires de vos données personnelles</text:p>
      <text:p text:style-name="P5">Les données collectées sont destinées uniquement aux services internes du Collectif Étudiant pour la Transition des Établissements Supérieurs Toulousains.</text:p>
      <text:p text:style-name="P5">Les données traitées peuvent enfin, être transmises aux autorités compétentes, à leur demande, dans le cadre de procédures judiciaires, dans le cadre de recherches judiciaires et de sollicitations d'information des autorités ou afin de se conformer à d'autres obligations légales.</text:p>
      <text:p text:style-name="P3"><text:bookmark text:name="_50601ju3sct8"/>5. Durées de conservation de vos données</text:p>
      <text:p text:style-name="P5">La durée de conservation des données personnelles diffère en fonction des finalités de traitement :</text:p>
      <text:list xml:id="list4098664546" text:style-name="WWNum1">
        <text:list-item>
          <text:p text:style-name="P13">Formulaire de contact : vos données personnelles sont conservées pendant 2 années après le dernier contact.</text:p>
        </text:list-item>
        <text:list-item>
          <text:p text:style-name="P14">Candidature bénévole durant la signature de l’appel : vos données personnelles sont conservées pendant 2 années après le dernier contact lié à votre candidature.</text:p>
        </text:list-item>
        <text:list-item>
          <text:p text:style-name="P15">Données de connexion : les données personnelles liées aux connexions sont conservées pendant 6 mois.</text:p>
        </text:list-item>
      </text:list>
      <text:p text:style-name="P3"><text:bookmark text:name="_xn9k9yapk1ek"/>6. Sécurité de vos données</text:p>
      <text:p text:style-name="P5">Le Collectif Étudiant pour la Transition des Établissements Supérieurs Toulousains <text:s/>est particulièrement attaché à la sécurité des données personnelles que nous collectons et traitons.</text:p>
      <text:p text:style-name="P5"><text:soft-page-break/>Nous mettons en œuvre les mesures techniques, physiques et organisationnelles nécessaires pour prévenir, dans la mesure du possible, toute altération, perte ou accès non autorisé à vos données personnelles.</text:p>
      <text:p text:style-name="P3"><text:bookmark text:name="_4k7z7jbt8i6k"/>7. Stockage des données</text:p>
      <text:p text:style-name="P4"><text:bookmark text:name="_z1f9bdhrxov1"/>7.1. Hébergement des Données du site</text:p>
      <text:p text:style-name="P1"><text:span text:style-name="T1">Le </text:span><text:span text:style-name="T2">S</text:span><text:span text:style-name="T1">ite est hébergé en France par la société OVH SAS sur son datacenter de Strasbourg.</text:span></text:p>
      <text:p text:style-name="P4"><text:bookmark text:name="_ax4wozgdkm5j"/>7.2. Services tiers hébergés hors Union Européenne</text:p>
      <text:p text:style-name="P5">Il est possible que les données que nous enregistrons sur certains services tiers soient transférées dans d’autres pays, pouvant avoir une législation différente sur la protection des données personnelles.</text:p>
      <text:p text:style-name="P5">En cas de transfert de ce type, nous nous assurons que le traitement soit effectué conformément à la présente politique et qu’il soit encadré par les clauses contractuelles de la Commission Européenne qui permettent de garantir un niveau de protection suffisant de la vie privée et des droits fondamentaux des personnes.</text:p>
      <text:p text:style-name="P5">Nous nous assurons notamment que les sociétés américaines en question sont certifiées dans le cadre du Bouclier de Protection des Données UE-États-Unis (Privacy Shield)</text:p>
      <text:p text:style-name="P1"><text:span text:style-name="T1">Nous utilisons le service d’e-mailing mailchimp.com, de la société Mailchimp (USA) – Données envoyées : nom, prénom et adresse de messagerie – La Politique de Confidentialité de Mailchimp est disponible sur le lien suivant : </text:span><text:a xlink:type="simple" xlink:href="https://mailchimp.com/legal/privacy/" text:style-name="ListLabel_20_28" text:visited-style-name="ListLabel_20_28"><text:span text:style-name="T10">https://mailchimp.com/legal/privacy/</text:span></text:a></text:p>
      <text:p text:style-name="P3"><text:bookmark text:name="_x680xjdh0fri"/><text:soft-page-break/>8. Droits relatifs aux données à caractère personnel</text:p>
      <text:p text:style-name="P1"><text:span text:style-name="T1">Vous disposez d'un droit d'accès, de rectification, de limitation et de suppression, de portabilité des informations personnelles vous concernant, ainsi que la possibilité de vous opposer au traitement de ces données. Vous pouvez exercer ces droits à tout moment en nous contactant par email à l'adresse suivante : </text:span><text:span text:style-name="T11">contact@etudiants-en-transition.fr</text:span></text:p>
      <text:p text:style-name="P3"><text:bookmark text:name="_mhhx70eitzfg"/>9. Cookies</text:p>
      <text:p text:style-name="P5">Le terme de cookies couvre l'ensemble des traceurs déposés et / ou lus, par exemple, lors de votre navigation sur des pages et sites internet, de la lecture d'un courrier électronique, de l'installation ou de l'utilisation d'un logiciel ou d'une application mobile.</text:p>
      <text:p text:style-name="P5">Les cookies sont utilisés sur le Site uniquement pour faciliter votre navigation.</text:p>
      <text:p text:style-name="P5">Ils vous permettent d'utiliser ses principales fonctionnalités. Sans ces cookies, vous ne pourriez pas utiliser le Site normalement.</text:p>
      <text:p text:style-name="P3"><text:bookmark text:name="_44ex13n0jaw7"/>10. Modification de la politique de confidentialité</text:p>
      <text:p text:style-name="P6">Le Collectif Étudiant pour la Transition des Établissements Supérieurs Toulousains peut être amené à modifier la présente Politique de Confidentialité et veillera à ce que vous en soyez informé soit par une mention spéciale sur le Site, soit par mail.</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Oswald" svg:font-family="Oswald" style:font-family-generic="roman" style:font-pitch="variable"/>
    <style:font-face style:name="Oswald1" svg:font-family="Oswal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303235" loext:opacity="100%" fo:font-size="12.5pt" style:text-underline-style="none" style:font-name-asian="Arial2" style:font-family-asian="Arial" style:font-family-generic-asian="system" style:font-pitch-asian="variable" style:font-size-asian="12.5pt" style:font-name-complex="Arial2" style:font-family-complex="Arial" style:font-family-generic-complex="system" style:font-pitch-complex="variable" style:font-size-complex="12.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303235" loext:opacity="100%" fo:font-size="12.5pt" style:text-underline-style="none" style:font-name-asian="Arial2" style:font-family-asian="Arial" style:font-family-generic-asian="system" style:font-pitch-asian="variable" style:font-size-asian="12.5pt" style:font-name-complex="Arial2" style:font-family-complex="Arial" style:font-family-generic-complex="system" style:font-pitch-complex="variable" style:font-size-complex="12.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303235" loext:opacity="100%" fo:font-size="12.5pt" style:text-underline-style="none" style:font-name-asian="Arial2" style:font-family-asian="Arial" style:font-family-generic-asian="system" style:font-pitch-asian="variable" style:font-size-asian="12.5pt" style:font-name-complex="Arial2" style:font-family-complex="Arial" style:font-family-generic-complex="system" style:font-pitch-complex="variable" style:font-size-complex="12.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7925a" loext:opacity="100%" fo:font-size="12.5pt" style:text-underline-style="solid" style:text-underline-width="auto" style:text-underline-color="font-color" style:font-size-asian="12.5pt" style:font-size-complex="12.5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0.3$Linux_X86_64 LibreOffice_project/30$Build-3</meta:generator>
    <dc:date>2022-03-14T11:47:18.847596586</dc:date>
    <meta:editing-duration>PT2M14S</meta:editing-duration>
    <meta:editing-cycles>1</meta:editing-cycles>
    <meta:document-statistic meta:table-count="0" meta:image-count="0" meta:object-count="0" meta:page-count="5" meta:paragraph-count="48" meta:word-count="1135" meta:character-count="7645" meta:non-whitespace-character-count="6563"/>
  </office:meta>
</office:document-meta>
</file>